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7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7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48149" table:formula="of:=SUM([.G3:.G184])" table:style-name="ce8">
            <text:p>48149</text:p>
          </table:table-cell>
          <table:table-cell office:value-type="float" office:value="13" table:formula="of:=QUOTIENT([.K6];3600)" table:style-name="ce8">
            <text:p>13</text:p>
          </table:table-cell>
          <table:table-cell office:value-type="float" office:value="22" table:formula="of:=QUOTIENT(([.K6]-[.L6]*3600); 60)" table:style-name="ce8">
            <text:p>22</text:p>
          </table:table-cell>
          <table:table-cell office:value-type="float" office:value="29" table:formula="of:=[.K6]-[.L6]*3600-[.M6]*60" table:style-name="ce8">
            <text:p>29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38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38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table:number-columns-repeated="5" table:style-name="ce8"/>
          <table:table-cell office:value-type="float" office:value="0" table:formula="of:=[.D146]*3600+[.E146]*60+[.F146]" table:style-name="ce28">
            <text:p>0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table:number-columns-repeated="5" table:style-name="ce8"/>
          <table:table-cell office:value-type="float" office:value="0" table:formula="of:=[.D147]*3600+[.E147]*60+[.F14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table:number-columns-repeated="5" table:style-name="ce8"/>
          <table:table-cell office:value-type="float" office:value="0" table:formula="of:=[.D148]*3600+[.E148]*60+[.F14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table:number-columns-repeated="5" table:style-name="ce8"/>
          <table:table-cell office:value-type="float" office:value="0" table:formula="of:=[.D149]*3600+[.E149]*60+[.F14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8"/>
          <table:table-cell office:value-type="float" office:value="0" table:formula="of:=[.D150]*3600+[.E150]*60+[.F15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8"/>
          <table:table-cell office:value-type="float" office:value="0" table:formula="of:=[.D151]*3600+[.E151]*60+[.F15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8"/>
          <table:table-cell office:value-type="float" office:value="0" table:formula="of:=[.D152]*3600+[.E152]*60+[.F15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6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foxxp</meta:initial-creator>
    <dc:creator>foxxp</dc:creator>
    <meta:creation-date>2015-06-05T18:19:34Z</meta:creation-date>
    <dc:date>2021-12-22T08:25:26Z</dc:date>
  </office:meta>
</office:document-meta>
</file>